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11" style:family="table-cell" style:parent-style-name="Default">
      <style:table-cell-properties fo:border="0.06pt solid #333333"/>
      <style:text-properties fo:color="#c9211e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ntuación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Notas</text:p>
          </table:table-cell>
          <table:table-cell/>
          <table:table-cell table:style-name="ce13" office:value-type="string" calcext:value-type="string" table:number-columns-spanned="2" table:number-rows-spanned="2">
            <text:p>GUÍA PUNTUACIÓN SCRUM*</text:p>
          </table:table-cell>
          <table:covered-table-cell table:style-name="ce16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covered-table-cell table:number-columns-repeated="2" table:style-name="ce16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N PROGRESS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9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9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9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9" office:value-type="string" calcext:value-type="string">
            <text:p>Baja</text:p>
          </table:table-cell>
          <table:table-cell/>
        </table:table-row>
        <table:table-row table:style-name="ro3">
          <table:table-cell table:number-columns-repeated="7"/>
          <table:table-cell table:style-name="ce9" office:value-type="string" calcext:value-type="string">
            <text:p>Muy baja</text:p>
          </table:table-cell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7"/>
          <table:table-cell table:style-name="ce7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1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0:49:30.3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6-14T21:17:52.262000000</dc:date>
    <meta:editing-duration>PT7H38M35S</meta:editing-duration>
    <meta:editing-cycles>7</meta:editing-cycles>
    <meta:generator>LibreOffice/7.1.1.2$Windows_X86_64 LibreOffice_project/fe0b08f4af1bacafe4c7ecc87ce55bb426164676</meta:generator>
    <meta:document-statistic meta:table-count="1" meta:cell-count="85" meta:object-count="0"/>
  </office:meta>
</office:document-meta>
</file>